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055EAA7CF7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1.879cm"/>
    </style:style>
    <style:style style:name="Tabella4.C" style:family="table-column">
      <style:table-column-properties style:column-width="5.133cm"/>
    </style:style>
    <style:style style:name="Tabella4.D" style:family="table-column">
      <style:table-column-properties style:column-width="2.725cm"/>
    </style:style>
    <style:style style:name="Tabella4.E" style:family="table-column">
      <style:table-column-properties style:column-width="6.879cm"/>
    </style:style>
    <style:style style:name="Tabella4.F" style:family="table-column">
      <style:table-column-properties style:column-width="2.434cm"/>
    </style:style>
    <style:style style:name="Tabella4.G" style:family="table-column">
      <style:table-column-properties style:column-width="1.773cm"/>
    </style:style>
    <style:style style:name="Tabella4.H" style:family="table-column">
      <style:table-column-properties style:column-width="1.429cm"/>
    </style:style>
    <style:style style:name="Tabella4.I" style:family="table-column">
      <style:table-column-properties style:column-width="1.864cm"/>
    </style:style>
    <style:style style:name="Tabella4.J" style:family="table-column">
      <style:table-column-properties style:column-width="1.866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I1" style:family="table-cell">
      <style:table-cell-properties fo:background-color="#83caff" fo:padding="0.097cm" fo:border="0.05pt solid #000000">
        <style:background-image/>
      </style:table-cell-properties>
    </style:style>
    <style:style style:name="Tabella4.I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ella4.J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none" fo:border-top="none" fo:border-bottom="0.05pt solid #000000"/>
    </style:style>
    <style:style style:name="Tabella4.H5" style:family="table-cell">
      <style:table-cell-properties fo:padding="0.097cm" fo:border-left="0.05pt solid #000000" fo:border-right="none" fo:border-top="none" fo:border-bottom="0.05pt solid #000000"/>
    </style:style>
    <style:style style:name="Tabella4.I5" style:family="table-cell">
      <style:table-cell-properties fo:padding="0.097cm" fo:border-left="0.05pt solid #000000" fo:border-right="none" fo:border-top="none" fo:border-bottom="0.05pt solid #000000"/>
    </style:style>
    <style:style style:name="Tabella4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margin-top="0.011cm" fo:margin-bottom="0.011cm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6" style:family="paragraph" style:parent-style-name="Standard">
      <style:paragraph-properties fo:margin-left="0cm" fo:margin-right="0cm" fo:margin-top="0.011cm" fo:margin-bottom="0.011cm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7pt" fo:font-weight="bold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4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5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month_invoice in objects&quot;&gt;">loop month_invoice</text:text-input></text:p>
      <text:p text:style-name="P15"><text:span text:style-name="T6">Azienda: </text:span><text:span text:style-name="T4"><text:placeholder text:placeholder-type="text">&lt;month_invoice.partner_id.name&gt;</text:placeholder></text:span><text:span text:style-name="T4"> <text:tab/>Rif. mese: </text:span><text:span text:style-name="T4"><text:placeholder text:placeholder-type="text">&lt;"%s/%s"%(month_invoice.date_invoice[5:7], month_invoice.date_invoice[:4])&gt;</text:placeholder></text:span><text:span text:style-name="T4"> </text:span><text:span text:style-name="T5"><text:line-break/></text:span><text:span text:style-name="T4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/>
        <table:table-column table:style-name="Tabella4.J"/>
        <table:table-header-rows>
          <table:table-row table:style-name="Tabella4.1">
            <table:table-cell table:style-name="Tabella4.A1" table:number-rows-spanned="2" office:value-type="string">
              <text:p text:style-name="P7">NUMERO</text:p>
            </table:table-cell>
            <table:table-cell table:style-name="Tabella4.A1" table:number-rows-spanned="2" office:value-type="string">
              <text:p text:style-name="P10">DATA</text:p>
            </table:table-cell>
            <table:table-cell table:style-name="Tabella4.A1" table:number-rows-spanned="2" office:value-type="string">
              <text:p text:style-name="P10">RICHIESTA INTERVENTO</text:p>
            </table:table-cell>
            <table:table-cell table:style-name="Tabella4.A1" table:number-rows-spanned="2" office:value-type="string">
              <text:p text:style-name="P10">TECNICO</text:p>
            </table:table-cell>
            <table:table-cell table:style-name="Tabella4.A1" table:number-rows-spanned="2" office:value-type="string">
              <text:p text:style-name="P10">OGGETTO INTERVENTO</text:p>
            </table:table-cell>
            <table:table-cell table:style-name="Tabella4.A1" table:number-rows-spanned="2" office:value-type="string">
              <text:p text:style-name="P10">MODALITA'</text:p>
            </table:table-cell>
            <table:table-cell table:style-name="Tabella4.A1" table:number-rows-spanned="2" office:value-type="string">
              <text:p text:style-name="P10">TRAFERTA</text:p>
            </table:table-cell>
            <table:table-cell table:style-name="Tabella4.A1" table:number-rows-spanned="2" office:value-type="string">
              <text:p text:style-name="P18">PAUSA</text:p>
            </table:table-cell>
            <table:table-cell table:style-name="Tabella4.I1" table:number-columns-spanned="2" office:value-type="string">
              <text:p text:style-name="P13">TOTALE</text:p>
            </table:table-cell>
            <table:covered-table-cell/>
          </table:table-row>
          <table:table-row table:style-name="Tabella4.1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4.I2" office:value-type="string">
              <text:p text:style-name="P13">EFFETTIVO</text:p>
            </table:table-cell>
            <table:table-cell table:style-name="Tabella4.J2" office:value-type="string">
              <text:p text:style-name="P13">FATTURATO</text:p>
            </table:table-cell>
          </table:table-row>
        </table:table-header-rows>
        <table:table-row>
          <table:table-cell table:style-name="Tabella4.A3" table:number-columns-spanned="10" office:value-type="string">
            <text:p text:style-name="P8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0" office:value-type="string">
            <text:p text:style-name="P8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5"><text:placeholder text:placeholder-type="text">&lt;item.ref&gt;</text:placeholder></text:p>
          </table:table-cell>
          <table:table-cell table:style-name="Tabella4.B5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item.unit_amount&gt;</text:placeholder></text:p>
          </table:table-cell>
          <table:table-cell table:style-name="Tabella4.C5" office:value-type="string">
            <text:p text:style-name="P12"><text:placeholder text:placeholder-type="text">&lt;item.intervention_request&gt;</text:placeholder></text:p>
            <text:p text:style-name="P12">[Commessa: <text:placeholder text:placeholder-type="text">&lt;item.account_id.name&gt;</text:placeholder>]</text:p>
          </table:table-cell>
          <table:table-cell table:style-name="Tabella4.D5" office:value-type="string">
            <text:p text:style-name="P5"><text:placeholder text:placeholder-type="text">&lt;item.user_id.name&gt;</text:placeholder></text:p>
          </table:table-cell>
          <table:table-cell table:style-name="Tabella4.E5" office:value-type="string">
            <text:p text:style-name="P11">Richiesta:</text:p>
            <text:p text:style-name="P11"><text:placeholder text:placeholder-type="text">&lt;item.intervention_request if item.intervention_request and item.intervention_request!="Nuovo evento" else item.name&gt;</text:placeholder></text:p>
            <text:p text:style-name="P11">Intervento: </text:p>
            <text:p text:style-name="P11"><text:placeholder text:placeholder-type="text">&lt;item.intervention&gt;</text:placeholder></text:p>
          </table:table-cell>
          <table:table-cell table:style-name="Tabella4.F5" office:value-type="string">
            <text:p text:style-name="P12"><text:placeholder text:placeholder-type="text">&lt;get_selection_item(item, "mode")&gt;</text:placeholder></text:p>
          </table:table-cell>
          <table:table-cell table:style-name="Tabella4.G5" office:value-type="string">
            <text:p text:style-name="P12"><text:placeholder text:placeholder-type="text">&lt;item.trip_hour if item.trip_require else "Nessuna"&gt;</text:placeholder></text:p>
          </table:table-cell>
          <table:table-cell table:style-name="Tabella4.H5" office:value-type="string">
            <text:p text:style-name="P12"><text:placeholder text:placeholder-type="text">&lt;item.break_hour if item.break_require else "Nessuna"&gt;</text:placeholder></text:p>
          </table:table-cell>
          <table:table-cell table:style-name="Tabella4.I5" office:value-type="string">
            <text:p text:style-name="P6"><text:placeholder text:placeholder-type="text">&lt;item.intervent_total&gt;</text:placeholder></text:p>
          </table:table-cell>
          <table:table-cell table:style-name="Tabella4.J5" office:value-type="string">
            <text:p text:style-name="P9"><text:placeholder text:placeholder-type="text">&lt;if test="item.manual_total"&gt;</text:placeholder><text:span text:style-name="T7"><text:placeholder text:placeholder-type="text">&lt;(item.to_invoice.factor or 0.0)/100 * (item.intervent_total or 0.0)&gt;</text:placeholder></text:span><text:placeholder text:placeholder-type="text">&lt;/if&gt;</text:placeholder><text:placeholder text:placeholder-type="text">&lt;if test="not item.manual_total"&gt;</text:placeholder><text:span text:style-name="T7"><text:placeholder text:placeholder-type="text">&lt;(item.to_invoice.factor or 0.0)/100 * ((item.intervent_duration) + (item.trip_hour if item.trip_require else 0.0) - (item.break_hour if item.break_require else 0.0))&gt;</text:placeholder></text:span><text:soft-page-break/><text:span text:style-name="T8"><text:placeholder text:placeholder-type="text">&lt;/if&gt;</text:placeholder></text:span></text:p>
          </table:table-cell>
        </table:table-row>
        <table:table-row>
          <table:table-cell table:style-name="Tabella4.A7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7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style:font-size-asian="7pt" style:font-size-complex="7pt"/>
    </style:style>
    <style:style style:name="MT3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2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3</text:page-number> di <text:page-count>3</text:page-count></text:p>
      </style:header>
      <style:footer>
        <text:p text:style-name="MP3"><text:span text:style-name="MT2">micronaet s.r.l. <text:s text:c="4"/></text:span><text:span text:style-name="MT3">sede legale:<text:tab/> corso magenta, 43/d - 25121 brescia (bs) <text:s text:c="6"/>domicilio fiscale ed operativo: via IV novembre, 264 - 25010 borgosatollo (bs)</text:span></text:p>
        <text:p text:style-name="MP4"><text:span text:style-name="MT3">codice fiscale e partita IVA: <text:s/>IT02218130983 <text:s text:c="12"/>internet: </text:span><text:a xlink:type="simple" xlink:href="http://www.micronaet.it/"><text:span text:style-name="MT3">http://www.micronaet.it </text:span></text:a><text:span text:style-name="MT3"><text:s text:c="16"/>e-mail: </text:span><text:a xlink:type="simple" xlink:href="mailto:info@micronaet.it"><text:span text:style-name="MT3">info@micronaet.it</text:span></text:a><text:span text:style-name="MT3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3-06-07T15:48:44</dc:date>
    <meta:editing-duration>P5DT6H9M51S</meta:editing-duration>
    <meta:editing-cycles>385</meta:editing-cycles>
    <meta:generator>LibreOffice/3.5$Linux_X86_64 LibreOffice_project/350m1$Build-2</meta:generator>
    <dc:creator>thebrush </dc:creator>
    <meta:document-statistic meta:table-count="1" meta:image-count="1" meta:object-count="0" meta:page-count="3" meta:paragraph-count="37" meta:word-count="130" meta:character-count="1468" meta:non-whitespace-character-count="1325"/>
    <meta:user-defined meta:name="Info 1"/>
    <meta:user-defined meta:name="Info 2"/>
    <meta:user-defined meta:name="Info 3"/>
    <meta:user-defined meta:name="Info 4"/>
  </office:meta>
</office:document-meta>
</file>